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61cm"/>
    </style:style>
    <style:style style:name="co2" style:family="table-column">
      <style:table-column-properties fo:break-before="auto" style:column-width="5.36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№</text:p>
            <text:p>п.п.</text:p>
          </table:table-cell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Витраж</text:p>
            <text:p>В-1</text:p>
          </table:table-cell>
          <table:table-cell table:style-name="ce1" office:value-type="string" calcext:value-type="string">
            <text:p>Витраж</text:p>
            <text:p>В-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Стойка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Ригель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рижим</text:p>
          </table:table-cell>
          <table:table-cell table:formula="of:=[.C4]+[.C3]" office:value-type="float" office:value="78" calcext:value-type="float">
            <text:p>78</text:p>
          </table:table-cell>
          <table:table-cell table:formula="of:=[.D4]+[.D3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Крышка стойка</text:p>
          </table:table-cell>
          <table:table-cell table:formula="of:=[.C3]" office:value-type="float" office:value="30" calcext:value-type="float">
            <text:p>30</text:p>
          </table:table-cell>
          <table:table-cell table:formula="of:=[.D3]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Крышка ригель</text:p>
          </table:table-cell>
          <table:table-cell table:formula="of:=[.C4]" office:value-type="float" office:value="48" calcext:value-type="float">
            <text:p>48</text:p>
          </table:table-cell>
          <table:table-cell table:formula="of:=[.D4]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Закладная ригель</text:p>
          </table:table-cell>
          <table:table-cell table:formula="of:=64*50" office:value-type="float" office:value="3200" calcext:value-type="float">
            <text:p>3200</text:p>
          </table:table-cell>
          <table:table-cell table:formula="of:=32*50" office:value-type="float" office:value="1600" calcext:value-type="float">
            <text:p>16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акладная пятки</text:p>
          </table:table-cell>
          <table:table-cell table:formula="of:=20*80" office:value-type="float" office:value="1600" calcext:value-type="float">
            <text:p>1600</text:p>
          </table:table-cell>
          <table:table-cell table:formula="of:=12*80"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Пятки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Термовставка центр</text:p>
          </table:table-cell>
          <table:table-cell table:formula="of:=[.C5]" office:value-type="float" office:value="78" calcext:value-type="float">
            <text:p>78</text:p>
          </table:table-cell>
          <table:table-cell table:formula="of:=[.D5]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Термовставка бок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Термовставка бок вырав двери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Резина ригель стойка</text:p>
          </table:table-cell>
          <table:table-cell table:formula="of:=([.C4]+[.C3])*2" office:value-type="float" office:value="156" calcext:value-type="float">
            <text:p>156</text:p>
          </table:table-cell>
          <table:table-cell table:formula="of:=([.D4]+[.D3])*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Резина прижим</text:p>
          </table:table-cell>
          <table:table-cell table:formula="of:=[.C5]*2" office:value-type="float" office:value="156" calcext:value-type="float">
            <text:p>156</text:p>
          </table:table-cell>
          <table:table-cell table:formula="of:=[.D5]*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Шурупы кругл</text:p>
          </table:table-cell>
          <table:table-cell office:value-type="float" office:value="250" calcext:value-type="float">
            <text:p>25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Шурупы потай</text:p>
          </table:table-cell>
          <table:table-cell office:value-type="float" office:value="250" calcext:value-type="float">
            <text:p>2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Шурупы прижимные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дставка под СТП</text:p>
          </table:table-cell>
          <table:table-cell table:formula="of:=32*2" office:value-type="float" office:value="64" calcext:value-type="float">
            <text:p>64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Подставка под стекло</text:p>
          </table:table-cell>
          <table:table-cell table:style-name="ce3"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ластины пластик под пакет и стекло</text:p>
          </table:table-cell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НЧП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Уголок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СТП — 24мм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-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Стекло 5мм</text:p>
          </table:table-cell>
          <table:table-cell table:style-name="ce3"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Сэндвич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/>
          <table:table-cell office:value-type="string" calcext:value-type="string">
            <text:p>Двери посчитать отдельно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8">00.00.0000</text:date>, <text:time style:data-style-name="N2" text:time-value="01:25:23.102363706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4T12:48:41.934121585</meta:creation-date>
    <dc:date>2016-08-28T01:52:28.554814317</dc:date>
    <meta:editing-duration>PT13M57S</meta:editing-duration>
    <meta:editing-cycles>3</meta:editing-cycles>
    <meta:generator>LibreOffice/4.2.8.2$Linux_X86_64 LibreOffice_project/420m0$Build-2</meta:generator>
    <meta:document-statistic meta:table-count="1" meta:cell-count="101" meta:object-count="0"/>
  </office:meta>
</office:document-meta>
</file>